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6pt" fo:font-weight="bold" style:font-size-asian="16pt" style:font-weight-asian="bold" style:font-size-complex="16pt" style:font-weight-complex="bold"/>
    </style:style>
    <style:style style:name="P3" style:family="paragraph" style:parent-style-name="Standard">
      <style:text-properties style:font-name="Courier New"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PROYECTO PELÍCULAS BASE DE DATOS </text:p>
      <text:p text:style-name="P1"/>
      <text:p text:style-name="P1">Nuestra aplicación se basará en la recogida de datos de las peliculas que se emiten en un cine, con estos datos podremos hacer diversos cálculos. También jugaremos con estos datos con los llamados métodos.</text:p>
      <text:p text:style-name="P1"/>
      <text:p text:style-name="P1"/>
      <text:p text:style-name="P1"/>
      <text:p text:style-name="P2">GITHUB</text:p>
      <text:p text:style-name="P1"/>
      <text:p text:style-name="P1">Subiremos el proyecto a un repositorio de esta misma página, para subir el proyecto tendremos que utilizar los siguientes comandos</text:p>
      <text:p text:style-name="P1"/>
      <text:p text:style-name="P1"><text:span text:style-name="T2">→ git init →</text:span> Con este damos a entender de que vamos a usar el comando git</text:p>
      <text:p text:style-name="P1"/>
      <text:p text:style-name="P1"><text:span text:style-name="T2">→ git commit -m “...” →</text:span> Este servirá para comentar el mensaje que queramos que acompañará al fichero y se podrá observar en la propia página de github</text:p>
      <text:p text:style-name="P1"/>
      <text:p text:style-name="P1"><text:span text:style-name="T2">→ git branch -M master →</text:span> Autorizamos que sea maestro</text:p>
      <text:p text:style-name="P1"/>
      <text:p text:style-name="P1"><text:span text:style-name="T2">→ git remote add origin enlace →</text:span> Indicaremos dónde se almacenará el proyecto </text:p>
      <text:p text:style-name="P1"/>
      <text:p text:style-name="P1"><text:span text:style-name="T2">→ git push -u origin master →</text:span> El último comando para finalizar de subir nuestro proyecto a github</text:p>
      <text:p text:style-name="P1"/>
      <text:p text:style-name="P1">Hay que mencionar del uso de la carpeta .gitignore, con esta conseguiremos que no se suban a github aquellas carpetas cuyo nombre esté escrito aquí</text:p>
      <text:p text:style-name="P1"/>
      <text:p text:style-name="P1"/>
      <text:p text:style-name="P1"/>
      <text:p text:style-name="P2">MODIFICAR INFORMACIÓN DE GITHUB</text:p>
      <text:p text:style-name="P1"/>
      <text:p text:style-name="P1">Si nuestra idea es modificar aquellos elementos que ya tenemos subidos, no hará falta borrar y subir todo nuevamente. Con el uso de los siguiente scomandos bastará</text:p>
      <text:p text:style-name="P1"/>
      <text:p text:style-name="P3">git init</text:p>
      <text:p text:style-name="P3">git add .</text:p>
      <text:p text:style-name="P3">git commit -m “...”</text:p>
      <text:p text:style-name="P3">git push -u origin master</text:p>
      <text:p text:style-name="P1"/>
      <text:p text:style-name="P1"/>
      <text:p text:style-name="P1"/>
      <text:p text:style-name="P2"/>
      <text:p text:style-name="P2"/>
      <text:p text:style-name="P2"><text:soft-page-break/>COMPILACIÓN E INICIO</text:p>
      <text:p text:style-name="P1"/>
      <text:p text:style-name="P1">Para compilar y así guardar los cambios antes de subirlos al terminal, valdrá con poner en el terminal el comando <text:span text:style-name="T2">npm ts</text:span>, así el terminal se quedará a la espera de los cambios que hagamos para irlos modificando</text:p>
      <text:p text:style-name="P1"/>
      <text:p text:style-name="P1">Para iniciar la aplicación valdrá con usar el comando <text:span text:style-name="T2">npm star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8T12:20:44.27</meta:creation-date>
    <dc:date>2020-11-28T12:49:19.14</dc:date>
    <meta:editing-duration>PT8M43S</meta:editing-duration>
    <meta:editing-cycles>2</meta:editing-cycles>
    <meta:generator>OpenOffice/4.1.6$Win32 OpenOffice.org_project/416m1$Build-9790</meta:generator>
    <meta:document-statistic meta:table-count="0" meta:image-count="0" meta:object-count="0" meta:page-count="2" meta:paragraph-count="19" meta:word-count="268" meta:character-count="1518"/>
  </office:meta>
</office:document-meta>
</file>